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24c8" officeooo:paragraph-rsid="000324c8"/>
    </style:style>
    <style:style style:name="P2" style:family="paragraph" style:parent-style-name="Standard" style:list-style-name="L1">
      <style:text-properties officeooo:rsid="000324c8" officeooo:paragraph-rsid="000324c8"/>
    </style:style>
    <style:style style:name="P3" style:family="paragraph" style:parent-style-name="Standard">
      <style:text-properties officeooo:rsid="0004c138" officeooo:paragraph-rsid="0004c138"/>
    </style:style>
    <style:style style:name="P4" style:family="paragraph" style:parent-style-name="Standard" style:list-style-name="L2">
      <style:text-properties officeooo:rsid="0004c138" officeooo:paragraph-rsid="0004c138"/>
    </style:style>
    <style:style style:name="P5" style:family="paragraph" style:parent-style-name="Standard" style:list-style-name="L2">
      <style:text-properties officeooo:rsid="000621c8" officeooo:paragraph-rsid="000621c8"/>
    </style:style>
    <style:style style:name="P6" style:family="paragraph" style:parent-style-name="Standard" style:list-style-name="L2">
      <style:text-properties officeooo:rsid="000742de" officeooo:paragraph-rsid="000742d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wo polynomials</text:p>
      <text:list xml:id="list41864797" text:style-name="L1">
        <text:list-item>
          <text:p text:style-name="P2"><draw:frame draw:style-name="fr1" draw:name="Object1" text:anchor-type="as-char" svg:y="-0.646cm" svg:width="5.496cm" svg:height="1.201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">We pad them both to length 2n</text:p>
        </text:list-item>
        <text:list-item>
          <text:p text:style-name="P2"><draw:frame draw:style-name="fr1" draw:name="Object2" text:anchor-type="as-char" svg:y="-0.377cm" svg:width="6.092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">This leads to multiplication:</text:p>
        </text:list-item>
        <text:list-item>
          <text:p text:style-name="P2"><draw:frame draw:style-name="fr1" draw:name="Object3" text:anchor-type="as-char" svg:y="-0.713cm" svg:width="6.747cm" svg:height="1.141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1"/>
      <text:p text:style-name="P3">This can be extrapolated to linear algebra:</text:p>
      <text:list xml:id="list1960359423" text:style-name="L2">
        <text:list-item>
          <text:p text:style-name="P4"><draw:frame draw:style-name="fr1" draw:name="Object4" text:anchor-type="as-char" svg:y="-1.342cm" svg:width="6.357cm" svg:height="2.477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5">Thus</text:p>
        </text:list-item>
        <text:list-item>
          <text:p text:style-name="P5"><draw:frame draw:style-name="fr1" draw:name="Object5" text:anchor-type="as-char" svg:y="-1.342cm" svg:width="6.676cm" svg:height="2.477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6">To minimise multiplications the set of x are the nth roots of uni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5:09:12.819228044</meta:creation-date>
    <meta:generator>LibreOffice/5.4.2.2$MacOSX_X86_64 LibreOffice_project/22b09f6418e8c2d508a9eaf86b2399209b0990f4</meta:generator>
    <dc:date>2018-03-07T09:34:52.758031731</dc:date>
    <meta:editing-duration>PT17H42M33S</meta:editing-duration>
    <meta:editing-cycles>1</meta:editing-cycles>
    <meta:document-statistic meta:table-count="0" meta:image-count="0" meta:object-count="5" meta:page-count="1" meta:paragraph-count="11" meta:word-count="44" meta:character-count="200" meta:non-whitespace-character-count="171"/>
  </office:meta>
</office:document-meta>
</file>

<file path=Object 1/content.xml><?xml version="1.0" encoding="utf-8"?>
<math xmlns="http://www.w3.org/1998/Math/MathML" display="block">
  <semantics>
    <mtable>
      <mtr>
        <mtd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A</mi>
                <mi>n</mi>
              </msub>
            </mrow>
            <mrow>
              <msup>
                <mi>x</mi>
                <mi>n</mi>
              </msup>
              <mo stretchy="false">+</mo>
              <msub>
                <mi>A</mi>
                <mrow>
                  <mi>n</mi>
                  <mo stretchy="false">−</mo>
                  <mn>1</mn>
                </mrow>
              </msub>
            </mrow>
            <mrow>
              <msup>
                <mi>x</mi>
                <mrow>
                  <mi>n</mi>
                  <mo stretchy="false">−</mo>
                  <mn>1</mn>
                </mrow>
              </msup>
              <mo stretchy="false">+</mo>
              <mn>...</mn>
              <mo stretchy="false">+</mo>
              <msub>
                <mi>A</mi>
                <mn>0</mn>
              </msub>
            </mrow>
          </mrow>
        </mtd>
      </mtr>
      <mtr>
        <mtd>
          <mrow>
            <mi>B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B</mi>
                <mi>m</mi>
              </msub>
            </mrow>
            <mrow>
              <msup>
                <mi>x</mi>
                <mi>n</mi>
              </msup>
              <mo stretchy="false">+</mo>
              <msub>
                <mi>B</mi>
                <mrow>
                  <mi>m</mi>
                  <mo stretchy="false">−</mo>
                  <mn>1</mn>
                </mrow>
              </msub>
            </mrow>
            <mrow>
              <msup>
                <mi>x</mi>
                <mrow>
                  <mi>n</mi>
                  <mo stretchy="false">−</mo>
                  <mn>1</mn>
                </mrow>
              </msup>
              <mo stretchy="false">+</mo>
              <mn>...</mn>
              <mo stretchy="false">+</mo>
              <msub>
                <mi>B</mi>
                <mn>0</mn>
              </msub>
            </mrow>
          </mrow>
        </mtd>
      </mtr>
    </mtable>
    <annotation encoding="StarMath 5.0">A( x ) = A_n x^n +A_{n-1} x^{n-1} + ... + A_0 newline
B( x ) = B_m x^n +B_{m-1} x^{n-1} + ... + B_0</annotation>
  </semantics>
</math>
</file>

<file path=Object 2/content.xml><?xml version="1.0" encoding="utf-8"?>
<math xmlns="http://www.w3.org/1998/Math/MathML" display="block">
  <semantics>
    <mrow>
      <msub>
        <mi>A</mi>
        <mrow>
          <mn>2</mn>
          <mi>n</mi>
        </mrow>
      </msub>
      <mo stretchy="false">=</mo>
      <mn>...</mn>
      <mo stretchy="false">=</mo>
      <msub>
        <mi>A</mi>
        <mrow>
          <mi>n</mi>
          <mo stretchy="false">+</mo>
          <mn>1</mn>
        </mrow>
      </msub>
      <mo stretchy="false">=</mo>
      <msub>
        <mi>B</mi>
        <mrow>
          <mn>2</mn>
          <mi>n</mi>
        </mrow>
      </msub>
      <mo stretchy="false">=</mo>
      <mn>...</mn>
      <mo stretchy="false">=</mo>
      <msub>
        <mi>B</mi>
        <mrow>
          <mn>2</mn>
          <mrow>
            <mi>n</mi>
            <mo stretchy="false">−</mo>
            <mi>m</mi>
          </mrow>
        </mrow>
      </msub>
      <mo stretchy="false">=</mo>
      <mn>0</mn>
    </mrow>
    <annotation encoding="StarMath 5.0">A_2n = ...=A_{ n+1 }=B_{ 2n }=...=B_{ 2n-m }=0</annotation>
  </semantics>
</math>
</file>

<file path=Object 3/content.xml><?xml version="1.0" encoding="utf-8"?>
<math xmlns="http://www.w3.org/1998/Math/MathML" display="block">
  <semantics>
    <mrow>
      <mi>C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row>
          <mo fence="true" stretchy="false">(</mo>
          <mrow>
            <mi>x</mi>
          </mrow>
          <mo fence="true" stretchy="false">)</mo>
        </mrow>
        <mo stretchy="false">∗</mo>
        <mi>B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n>2</mn>
              <mi>n</mi>
            </mrow>
          </munderover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j</mi>
                  </munderover>
                  <msub>
                    <mi>A</mi>
                    <mi>i</mi>
                  </msub>
                </mrow>
                <msub>
                  <mi>B</mi>
                  <mrow>
                    <mi>j</mi>
                    <mo stretchy="false">−</mo>
                    <mi>i</mi>
                  </mrow>
                </msub>
              </mrow>
            </mrow>
            <mo fence="true" stretchy="false">)</mo>
          </mrow>
        </mrow>
      </mrow>
      <msup>
        <mi>x</mi>
        <mi>j</mi>
      </msup>
    </mrow>
    <annotation encoding="StarMath 5.0">C(x) =A( x ) * B( x ) = Sum from{ j=0 } to{ 2n }( sum from{i=0} to{j} A_i B_{j-i} )x^j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i>A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i>A</mi>
                  <mrow>
                    <mo fence="true" stretchy="false">(</mo>
                    <mrow>
                      <msub>
                        <mi>x</mi>
                        <mn>1</mn>
                      </msub>
                    </mrow>
                    <mo fence="true" stretchy="false">)</mo>
                  </mrow>
                </mrow>
              </mtd>
            </mtr>
            <mtr>
              <mtd>
                <mo stretchy="false">⋮</mo>
              </mtd>
            </mtr>
            <mtr>
              <mtd>
                <mrow>
                  <mi>A</mi>
                  <mrow>
                    <mo fence="true" stretchy="false">(</mo>
                    <mrow>
                      <msub>
                        <mi>x</mi>
                        <mi>n</mi>
                      </msub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sub>
                    <mi>x</mi>
                    <mn>0</mn>
                  </msub>
                </mtd>
                <mtd>
                  <msubsup>
                    <mi>x</mi>
                    <mn>0</mn>
                    <mn>2</mn>
                  </msubsup>
                </mtd>
                <mtd>
                  <mo stretchy="false">⋯</mo>
                </mtd>
                <mtd>
                  <msubsup>
                    <mi>x</mi>
                    <mn>0</mn>
                    <mi>n</mi>
                  </msubsup>
                </mtd>
              </mtr>
              <mtr>
                <mtd>
                  <mn>1</mn>
                </mtd>
                <mtd>
                  <msub>
                    <mi>x</mi>
                    <mn>1</mn>
                  </msub>
                </mtd>
                <mtd>
                  <msubsup>
                    <mi>x</mi>
                    <mn>1</mn>
                    <mn>2</mn>
                  </msubsup>
                </mtd>
                <mtd>
                  <mo stretchy="false">⋯</mo>
                </mtd>
                <mtd>
                  <msubsup>
                    <mi>x</mi>
                    <mn>1</mn>
                    <mi>n</mi>
                  </msubsup>
                </mtd>
              </mtr>
              <mtr>
                <mtd>
                  <mo stretchy="false">⋮</mo>
                </mtd>
                <mtd>
                  <mo stretchy="false">⋮</mo>
                </mtd>
                <mtd>
                  <mo stretchy="false">⋮</mo>
                </mtd>
                <mtd>
                  <mo stretchy="false">⋮</mo>
                </mtd>
                <mtd>
                  <mo stretchy="false">⋮</mo>
                </mtd>
              </mtr>
              <mtr>
                <mtd>
                  <mn>1</mn>
                </mtd>
                <mtd>
                  <msub>
                    <mi>x</mi>
                    <mi>n</mi>
                  </msub>
                </mtd>
                <mtd>
                  <msubsup>
                    <mi>x</mi>
                    <mi>n</mi>
                    <mn>2</mn>
                  </msubsup>
                </mtd>
                <mtd>
                  <mo stretchy="false">⋯</mo>
                </mtd>
                <mtd>
                  <msubsup>
                    <mi>x</mi>
                    <mi>n</mi>
                    <mi>n</mi>
                  </msubsup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A</mi>
                    <mi>n</mi>
                  </msub>
                </mtd>
              </mtr>
            </mtable>
          </mrow>
          <mo fence="true" stretchy="true">]</mo>
        </mrow>
      </mrow>
    </mrow>
    <annotation encoding="StarMath 5.0"> left[matrix{A(x_0)##A(x_1)##dotsvert##A(x_n)}right] = 
 left[matrix{
 1#x_0#x_0^2#dotsaxis#x_0^n##
 1#x_1#x_1^2#dotsaxis#x_1^n ##
 dotsvert#dotsvert#dotsvert#dotsvert#dotsvert##
 1#x_n#x_n^2#dotsaxis#x_n^n}right] *
  left[matrix{A_0##A_1##dotsvert##A_n}right]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0</mn>
                </msub>
              </mtd>
            </mtr>
            <mtr>
              <mtd>
                <msub>
                  <mi>A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i>n</mi>
                </msub>
              </mtd>
            </mtr>
          </mtable>
        </mrow>
        <mo fence="true" stretchy="true">]</mo>
      </mrow>
      <mo stretchy="false">=</mo>
      <mrow>
        <msup>
          <mrow>
            <mo fence="true" stretchy="true">[</mo>
            <mrow>
              <mtable>
                <mtr>
                  <mtd>
                    <mn>1</mn>
                  </mtd>
                  <mtd>
                    <msub>
                      <mi>x</mi>
                      <mn>0</mn>
                    </msub>
                  </mtd>
                  <mtd>
                    <msubsup>
                      <mi>x</mi>
                      <mn>0</mn>
                      <mn>2</mn>
                    </msubsup>
                  </mtd>
                  <mtd>
                    <mo stretchy="false">⋯</mo>
                  </mtd>
                  <mtd>
                    <msubsup>
                      <mi>x</mi>
                      <mn>0</mn>
                      <mi>n</mi>
                    </msubsup>
                  </mtd>
                </mtr>
                <mtr>
                  <mtd>
                    <mn>1</mn>
                  </mtd>
                  <mtd>
                    <msub>
                      <mi>x</mi>
                      <mn>1</mn>
                    </msub>
                  </mtd>
                  <mtd>
                    <msubsup>
                      <mi>x</mi>
                      <mn>1</mn>
                      <mn>2</mn>
                    </msubsup>
                  </mtd>
                  <mtd>
                    <mo stretchy="false">⋯</mo>
                  </mtd>
                  <mtd>
                    <msubsup>
                      <mi>x</mi>
                      <mn>1</mn>
                      <mi>n</mi>
                    </msubsup>
                  </mtd>
                </mtr>
                <mtr>
                  <mtd>
                    <mo stretchy="false">⋮</mo>
                  </mtd>
                  <mtd>
                    <mo stretchy="false">⋮</mo>
                  </mtd>
                  <mtd>
                    <mo stretchy="false">⋮</mo>
                  </mtd>
                  <mtd>
                    <mo stretchy="false">⋮</mo>
                  </mtd>
                  <mtd>
                    <mo stretchy="false">⋮</mo>
                  </mtd>
                </mtr>
                <mtr>
                  <mtd>
                    <mn>1</mn>
                  </mtd>
                  <mtd>
                    <msub>
                      <mi>x</mi>
                      <mi>n</mi>
                    </msub>
                  </mtd>
                  <mtd>
                    <msubsup>
                      <mi>x</mi>
                      <mi>n</mi>
                      <mn>2</mn>
                    </msubsup>
                  </mtd>
                  <mtd>
                    <mo stretchy="false">⋯</mo>
                  </mtd>
                  <mtd>
                    <msubsup>
                      <mi>x</mi>
                      <mi>n</mi>
                      <mi>n</mi>
                    </msubsup>
                  </mtd>
                </mtr>
              </mtable>
            </mrow>
            <mo fence="true" stretchy="true">]</mo>
          </mrow>
          <mrow>
            <mo stretchy="false">−</mo>
            <mn>1</mn>
          </mrow>
        </msup>
        <mo stretchy="false">∗</mo>
        <mrow>
          <mo fence="true" stretchy="true">[</mo>
          <mrow>
            <mtable>
              <mtr>
                <mtd>
                  <mrow>
                    <mi>A</mi>
                    <mrow>
                      <mo fence="true" stretchy="false">(</mo>
                      <mrow>
                        <msub>
                          <mi>x</mi>
                          <mn>0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A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A</mi>
                    <mrow>
                      <mo fence="true" stretchy="false">(</mo>
                      <mrow>
                        <msub>
                          <mi>x</mi>
                          <mi>n</mi>
                        </msub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 left[matrix{A_0##A_1##dotsvert##A_n}right]
  = 
 left[matrix{
 1#x_0#x_0^2#dotsaxis#x_0^n##
 1#x_1#x_1^2#dotsaxis#x_1^n ##
 dotsvert#dotsvert#dotsvert#dotsvert#dotsvert##
 1#x_n#x_n^2#dotsaxis#x_n^n}right]^-1 *
  left[matrix{A(x_0)##A(x_1)##dotsvert##A(x_n)}right]</annotation>
  </semantics>
</math>
</file>